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20260" table:style-name="ce17">
            <text:p>820.260</text:p>
          </table:table-cell>
          <table:table-cell office:value-type="float" office:value="73300" table:style-name="ce18">
            <text:p>73.300</text:p>
          </table:table-cell>
          <table:table-cell office:value-type="float" office:value="303300" table:style-name="ce18">
            <text:p>303.300</text:p>
          </table:table-cell>
          <table:table-cell office:value-type="float" office:value="1196860" table:style-name="ce19">
            <text:p>1.196.860</text:p>
          </table:table-cell>
          <table:table-cell office:value-type="float" office:value="1046334" table:style-name="ce19">
            <text:p>1.046.334</text:p>
          </table:table-cell>
          <table:table-cell office:value-type="percentage" office:value="0.87423257523854081" table:style-name="ce20">
            <text:p>87,4%</text:p>
          </table:table-cell>
          <table:table-cell office:value-type="float" office:value="322619" table:style-name="ce17">
            <text:p>322.619</text:p>
          </table:table-cell>
          <table:table-cell office:value-type="date" office:date-value="2021-03-11T00:00:00" table:style-name="ce21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47735" table:style-name="ce22">
            <text:p>147.735</text:p>
          </table:table-cell>
          <table:table-cell office:value-type="float" office:value="12600" table:style-name="ce23">
            <text:p>12.600</text:p>
          </table:table-cell>
          <table:table-cell office:value-type="float" office:value="47600" table:style-name="ce23">
            <text:p>47.600</text:p>
          </table:table-cell>
          <table:table-cell office:value-type="float" office:value="207935" table:style-name="ce24">
            <text:p>207.935</text:p>
          </table:table-cell>
          <table:table-cell office:value-type="float" office:value="173511" table:style-name="ce24">
            <text:p>173.511</text:p>
          </table:table-cell>
          <table:table-cell office:value-type="percentage" office:value="0.83444826508283843" table:style-name="ce25">
            <text:p>83,4%</text:p>
          </table:table-cell>
          <table:table-cell office:value-type="float" office:value="55708" table:style-name="ce22">
            <text:p>55.708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44815" table:style-name="ce22">
            <text:p>144.815</text:p>
          </table:table-cell>
          <table:table-cell office:value-type="float" office:value="12700" table:style-name="ce23">
            <text:p>12.700</text:p>
          </table:table-cell>
          <table:table-cell office:value-type="float" office:value="36600" table:style-name="ce23">
            <text:p>36.600</text:p>
          </table:table-cell>
          <table:table-cell office:value-type="float" office:value="194115" table:style-name="ce24">
            <text:p>194.115</text:p>
          </table:table-cell>
          <table:table-cell office:value-type="float" office:value="150737" table:style-name="ce24">
            <text:p>150.737</text:p>
          </table:table-cell>
          <table:table-cell office:value-type="percentage" office:value="0.77653452850114624" table:style-name="ce25">
            <text:p>77,7%</text:p>
          </table:table-cell>
          <table:table-cell office:value-type="float" office:value="51231" table:style-name="ce22">
            <text:p>51.231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76410" table:style-name="ce22">
            <text:p>76.410</text:p>
          </table:table-cell>
          <table:table-cell office:value-type="float" office:value="6500" table:style-name="ce23">
            <text:p>6.500</text:p>
          </table:table-cell>
          <table:table-cell office:value-type="float" office:value="41900" table:style-name="ce23">
            <text:p>41.900</text:p>
          </table:table-cell>
          <table:table-cell office:value-type="float" office:value="124810" table:style-name="ce24">
            <text:p>124.810</text:p>
          </table:table-cell>
          <table:table-cell office:value-type="float" office:value="101587" table:style-name="ce24">
            <text:p>101.587</text:p>
          </table:table-cell>
          <table:table-cell office:value-type="percentage" office:value="0.81393317843121549" table:style-name="ce25">
            <text:p>81,4%</text:p>
          </table:table-cell>
          <table:table-cell office:value-type="float" office:value="28759" table:style-name="ce22">
            <text:p>28.759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67280" table:style-name="ce22">
            <text:p>167.280</text:p>
          </table:table-cell>
          <table:table-cell office:value-type="float" office:value="14300" table:style-name="ce23">
            <text:p>14.300</text:p>
          </table:table-cell>
          <table:table-cell office:value-type="float" office:value="78000" table:style-name="ce23">
            <text:p>78.000</text:p>
          </table:table-cell>
          <table:table-cell office:value-type="float" office:value="259580" table:style-name="ce24">
            <text:p>259.580</text:p>
          </table:table-cell>
          <table:table-cell office:value-type="float" office:value="200954" table:style-name="ce24">
            <text:p>200.954</text:p>
          </table:table-cell>
          <table:table-cell office:value-type="percentage" office:value="0.77415055088989904" table:style-name="ce25">
            <text:p>77,4%</text:p>
          </table:table-cell>
          <table:table-cell office:value-type="float" office:value="60515" table:style-name="ce22">
            <text:p>60.515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0935" table:style-name="ce22">
            <text:p>70.935</text:p>
          </table:table-cell>
          <table:table-cell office:value-type="float" office:value="5900" table:style-name="ce23">
            <text:p>5.900</text:p>
          </table:table-cell>
          <table:table-cell office:value-type="float" office:value="20800" table:style-name="ce23">
            <text:p>20.800</text:p>
          </table:table-cell>
          <table:table-cell office:value-type="float" office:value="97635" table:style-name="ce24">
            <text:p>97.635</text:p>
          </table:table-cell>
          <table:table-cell office:value-type="float" office:value="74747" table:style-name="ce24">
            <text:p>74.747</text:p>
          </table:table-cell>
          <table:table-cell office:value-type="percentage" office:value="0.76557586930916166" table:style-name="ce25">
            <text:p>76,6%</text:p>
          </table:table-cell>
          <table:table-cell office:value-type="float" office:value="23571" table:style-name="ce22">
            <text:p>23.571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24975" table:style-name="ce22">
            <text:p>324.975</text:p>
          </table:table-cell>
          <table:table-cell office:value-type="float" office:value="27300" table:style-name="ce23">
            <text:p>27.300</text:p>
          </table:table-cell>
          <table:table-cell office:value-type="float" office:value="85800" table:style-name="ce23">
            <text:p>85.800</text:p>
          </table:table-cell>
          <table:table-cell office:value-type="float" office:value="438075" table:style-name="ce24">
            <text:p>438.075</text:p>
          </table:table-cell>
          <table:table-cell office:value-type="float" office:value="353400" table:style-name="ce24">
            <text:p>353.400</text:p>
          </table:table-cell>
          <table:table-cell office:value-type="percentage" office:value="0.80671117959253558" table:style-name="ce25">
            <text:p>80,7%</text:p>
          </table:table-cell>
          <table:table-cell office:value-type="float" office:value="114957" table:style-name="ce22">
            <text:p>114.957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15145" table:style-name="ce22">
            <text:p>215.145</text:p>
          </table:table-cell>
          <table:table-cell office:value-type="float" office:value="18600" table:style-name="ce23">
            <text:p>18.600</text:p>
          </table:table-cell>
          <table:table-cell office:value-type="float" office:value="73300" table:style-name="ce23">
            <text:p>73.300</text:p>
          </table:table-cell>
          <table:table-cell office:value-type="float" office:value="307045" table:style-name="ce24">
            <text:p>307.045</text:p>
          </table:table-cell>
          <table:table-cell office:value-type="float" office:value="231247" table:style-name="ce24">
            <text:p>231.247</text:p>
          </table:table-cell>
          <table:table-cell office:value-type="percentage" office:value="0.75313716230519956" table:style-name="ce25">
            <text:p>75,3%</text:p>
          </table:table-cell>
          <table:table-cell office:value-type="float" office:value="78222" table:style-name="ce22">
            <text:p>78.222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735380" table:style-name="ce22">
            <text:p>735.380</text:p>
          </table:table-cell>
          <table:table-cell office:value-type="float" office:value="63400" table:style-name="ce23">
            <text:p>63.400</text:p>
          </table:table-cell>
          <table:table-cell office:value-type="float" office:value="278900" table:style-name="ce23">
            <text:p>278.900</text:p>
          </table:table-cell>
          <table:table-cell office:value-type="float" office:value="1077680" table:style-name="ce24">
            <text:p>1.077.680</text:p>
          </table:table-cell>
          <table:table-cell office:value-type="float" office:value="857036" table:style-name="ce24">
            <text:p>857.036</text:p>
          </table:table-cell>
          <table:table-cell office:value-type="percentage" office:value="0.79526018855318836" table:style-name="ce25">
            <text:p>79,5%</text:p>
          </table:table-cell>
          <table:table-cell office:value-type="float" office:value="227178" table:style-name="ce22">
            <text:p>227.178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95650" table:style-name="ce22">
            <text:p>395.650</text:p>
          </table:table-cell>
          <table:table-cell office:value-type="float" office:value="31700" table:style-name="ce23">
            <text:p>31.700</text:p>
          </table:table-cell>
          <table:table-cell office:value-type="float" office:value="181300" table:style-name="ce23">
            <text:p>181.300</text:p>
          </table:table-cell>
          <table:table-cell office:value-type="float" office:value="608650" table:style-name="ce24">
            <text:p>608.650</text:p>
          </table:table-cell>
          <table:table-cell office:value-type="float" office:value="465589" table:style-name="ce24">
            <text:p>465.589</text:p>
          </table:table-cell>
          <table:table-cell office:value-type="percentage" office:value="0.76495358580464967" table:style-name="ce25">
            <text:p>76,5%</text:p>
          </table:table-cell>
          <table:table-cell office:value-type="float" office:value="143105" table:style-name="ce22">
            <text:p>143.105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9365" table:style-name="ce22">
            <text:p>129.365</text:p>
          </table:table-cell>
          <table:table-cell office:value-type="float" office:value="10900" table:style-name="ce23">
            <text:p>10.900</text:p>
          </table:table-cell>
          <table:table-cell office:value-type="float" office:value="38100" table:style-name="ce23">
            <text:p>38.100</text:p>
          </table:table-cell>
          <table:table-cell office:value-type="float" office:value="178365" table:style-name="ce24">
            <text:p>178.365</text:p>
          </table:table-cell>
          <table:table-cell office:value-type="float" office:value="144537" table:style-name="ce24">
            <text:p>144.537</text:p>
          </table:table-cell>
          <table:table-cell office:value-type="percentage" office:value="0.810343957615003" table:style-name="ce25">
            <text:p>81,0%</text:p>
          </table:table-cell>
          <table:table-cell office:value-type="float" office:value="50636" table:style-name="ce22">
            <text:p>50.636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68045" table:style-name="ce22">
            <text:p>268.045</text:p>
          </table:table-cell>
          <table:table-cell office:value-type="float" office:value="19900" table:style-name="ce23">
            <text:p>19.900</text:p>
          </table:table-cell>
          <table:table-cell office:value-type="float" office:value="96900" table:style-name="ce23">
            <text:p>96.900</text:p>
          </table:table-cell>
          <table:table-cell office:value-type="float" office:value="384845" table:style-name="ce24">
            <text:p>384.845</text:p>
          </table:table-cell>
          <table:table-cell office:value-type="float" office:value="311089" table:style-name="ce24">
            <text:p>311.089</text:p>
          </table:table-cell>
          <table:table-cell office:value-type="percentage" office:value="0.80834881575699302" table:style-name="ce25">
            <text:p>80,8%</text:p>
          </table:table-cell>
          <table:table-cell office:value-type="float" office:value="81598" table:style-name="ce22">
            <text:p>81.598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6335" table:style-name="ce22">
            <text:p>36.335</text:p>
          </table:table-cell>
          <table:table-cell office:value-type="float" office:value="2700" table:style-name="ce23">
            <text:p>2.700</text:p>
          </table:table-cell>
          <table:table-cell office:value-type="float" office:value="11400" table:style-name="ce23">
            <text:p>11.400</text:p>
          </table:table-cell>
          <table:table-cell office:value-type="float" office:value="50435" table:style-name="ce24">
            <text:p>50.435</text:p>
          </table:table-cell>
          <table:table-cell office:value-type="float" office:value="42025" table:style-name="ce24">
            <text:p>42.025</text:p>
          </table:table-cell>
          <table:table-cell office:value-type="percentage" office:value="0.83325071874690193" table:style-name="ce25">
            <text:p>83,3%</text:p>
          </table:table-cell>
          <table:table-cell office:value-type="float" office:value="12638" table:style-name="ce22">
            <text:p>12.638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8965" table:style-name="ce22">
            <text:p>598.965</text:p>
          </table:table-cell>
          <table:table-cell office:value-type="float" office:value="51300" table:style-name="ce23">
            <text:p>51.300</text:p>
          </table:table-cell>
          <table:table-cell office:value-type="float" office:value="243100" table:style-name="ce23">
            <text:p>243.100</text:p>
          </table:table-cell>
          <table:table-cell office:value-type="float" office:value="893365" table:style-name="ce24">
            <text:p>893.365</text:p>
          </table:table-cell>
          <table:table-cell office:value-type="float" office:value="743606" table:style-name="ce24">
            <text:p>743.606</text:p>
          </table:table-cell>
          <table:table-cell office:value-type="percentage" office:value="0.83236527063406329" table:style-name="ce25">
            <text:p>83,2%</text:p>
          </table:table-cell>
          <table:table-cell office:value-type="float" office:value="190518" table:style-name="ce22">
            <text:p>190.518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48145" table:style-name="ce22">
            <text:p>148.145</text:p>
          </table:table-cell>
          <table:table-cell office:value-type="float" office:value="13400" table:style-name="ce23">
            <text:p>13.400</text:p>
          </table:table-cell>
          <table:table-cell office:value-type="float" office:value="54100" table:style-name="ce23">
            <text:p>54.100</text:p>
          </table:table-cell>
          <table:table-cell office:value-type="float" office:value="215645" table:style-name="ce24">
            <text:p>215.645</text:p>
          </table:table-cell>
          <table:table-cell office:value-type="float" office:value="164066" table:style-name="ce24">
            <text:p>164.066</text:p>
          </table:table-cell>
          <table:table-cell office:value-type="percentage" office:value="0.76081522873240748" table:style-name="ce25">
            <text:p>76,1%</text:p>
          </table:table-cell>
          <table:table-cell office:value-type="float" office:value="54658" table:style-name="ce22">
            <text:p>54.658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9765" table:style-name="ce22">
            <text:p>69.765</text:p>
          </table:table-cell>
          <table:table-cell office:value-type="float" office:value="5900" table:style-name="ce23">
            <text:p>5.900</text:p>
          </table:table-cell>
          <table:table-cell office:value-type="float" office:value="23600" table:style-name="ce23">
            <text:p>23.600</text:p>
          </table:table-cell>
          <table:table-cell office:value-type="float" office:value="99265" table:style-name="ce24">
            <text:p>99.265</text:p>
          </table:table-cell>
          <table:table-cell office:value-type="float" office:value="75449" table:style-name="ce24">
            <text:p>75.449</text:p>
          </table:table-cell>
          <table:table-cell office:value-type="percentage" office:value="0.76007656273611046" table:style-name="ce25">
            <text:p>76,0%</text:p>
          </table:table-cell>
          <table:table-cell office:value-type="float" office:value="24831" table:style-name="ce22">
            <text:p>24.831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08080" table:style-name="ce22">
            <text:p>208.080</text:p>
          </table:table-cell>
          <table:table-cell office:value-type="float" office:value="16000" table:style-name="ce23">
            <text:p>16.000</text:p>
          </table:table-cell>
          <table:table-cell office:value-type="float" office:value="79600" table:style-name="ce23">
            <text:p>79.600</text:p>
          </table:table-cell>
          <table:table-cell office:value-type="float" office:value="303680" table:style-name="ce24">
            <text:p>303.680</text:p>
          </table:table-cell>
          <table:table-cell office:value-type="float" office:value="200677" table:style-name="ce24">
            <text:p>200.677</text:p>
          </table:table-cell>
          <table:table-cell office:value-type="percentage" office:value="0.66081730769230773" table:style-name="ce25">
            <text:p>66,1%</text:p>
          </table:table-cell>
          <table:table-cell office:value-type="float" office:value="57875" table:style-name="ce22">
            <text:p>57.875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9190" table:style-name="ce24">
            <text:p>9.190</text:p>
          </table:table-cell>
          <table:table-cell office:value-type="float" office:value="8998" table:style-name="ce24">
            <text:p>8.998</text:p>
          </table:table-cell>
          <table:table-cell office:value-type="percentage" office:value="0.97910772578890093" table:style-name="ce25">
            <text:p>97,9%</text:p>
          </table:table-cell>
          <table:table-cell office:value-type="float" office:value="2533" table:style-name="ce22">
            <text:p>2.533</text:p>
          </table:table-cell>
          <table:table-cell office:value-type="date" office:date-value="2021-03-11T00:00:00" table:style-name="ce26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8020" table:style-name="ce24">
            <text:p>8.020</text:p>
          </table:table-cell>
          <table:table-cell office:value-type="float" office:value="7178" table:style-name="ce24">
            <text:p>7.178</text:p>
          </table:table-cell>
          <table:table-cell office:value-type="percentage" office:value="0.89501246882793017" table:style-name="ce25">
            <text:p>89,5%</text:p>
          </table:table-cell>
          <table:table-cell office:value-type="float" office:value="2092" table:style-name="ce22">
            <text:p>2.092</text:p>
          </table:table-cell>
          <table:table-cell office:value-type="date" office:date-value="2021-03-11T00:00:00" table:style-name="ce27">
            <text:p>11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567095" table:style-name="ce28">
            <text:p>4.567.095</text:p>
          </table:table-cell>
          <table:table-cell office:value-type="float" office:value="387600" table:style-name="ce29">
            <text:p>387.600</text:p>
          </table:table-cell>
          <table:table-cell office:value-type="float" office:value="1700500" table:style-name="ce30">
            <text:p>1.700.500</text:p>
          </table:table-cell>
          <table:table-cell office:value-type="float" office:value="6655195" table:style-name="ce31">
            <text:p>6.655.195</text:p>
          </table:table-cell>
          <table:table-cell office:value-type="float" office:value="5352767" table:style-name="ce31">
            <text:p>5.352.767</text:p>
          </table:table-cell>
          <table:table-cell office:value-type="percentage" office:value="0.8042990475861338" table:style-name="ce32">
            <text:p>80,4%</text:p>
          </table:table-cell>
          <table:table-cell office:value-type="float" office:value="1583244" table:style-name="ce31">
            <text:p>1.583.244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12T16:27:17Z</dc:date>
  </office:meta>
</office:document-meta>
</file>